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715cm" svg:y1="9.525cm" svg:x2="17.145cm" svg:y2="9.525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7T19:28:26.123989000</meta:creation-date>
    <dc:date>2025-04-18T10:12:16.522460400</dc:date>
    <meta:editing-duration>PT1M16S</meta:editing-duration>
    <meta:editing-cycles>2</meta:editing-cycles>
    <meta:generator>LibreOffice/25.2.2.2$Windows_X86_64 LibreOffice_project/7370d4be9e3cf6031a51beef54ff3bda878e3fac</meta:generator>
    <dc:title>A horizontal line</dc:title>
    <meta:document-statistic meta:object-count="24"/>
  </office:meta>
</office:document-meta>
</file>